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ndaleMono" svg:font-family="AndaleMono"/>
    <style:font-face style:name="Menlo-Regular" svg:font-family="Menlo-Regula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4925in" fo:margin-right="0in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-0.25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-0.0091in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-0.0091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9846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13" style:family="paragraph" style:parent-style-name="Standard">
      <style:paragraph-properties fo:margin-left="1.4772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 style:list-style-name="L2">
      <style:paragraph-properties fo:text-align="start" style:justify-single-word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 style:list-style-name="L4">
      <style:paragraph-properties fo:text-align="start" style:justify-single-word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Standard" style:list-style-name="L5">
      <style:paragraph-properties fo:text-align="start" style:justify-single-word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 style:list-style-name="L6">
      <style:paragraph-properties fo:text-align="start" style:justify-single-word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Standard" style:list-style-name="L7">
      <style:paragraph-properties fo:text-align="start" style:justify-single-word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21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22" style:family="paragraph" style:parent-style-name="Standard" style:list-style-name="L5">
      <style:paragraph-properties fo:text-align="start" style:justify-single-word="false">
        <style:tab-stops/>
      </style:paragraph-properties>
    </style:style>
    <style:style style:name="P23" style:family="paragraph" style:parent-style-name="Standard" style:list-style-name="L10">
      <style:paragraph-properties fo:text-align="start" style:justify-single-word="false">
        <style:tab-stops/>
      </style:paragraph-properties>
    </style:style>
    <style:style style:name="P24" style:family="paragraph" style:parent-style-name="Standard" style:list-style-name="L9">
      <style:paragraph-properties fo:text-align="start" style:justify-single-word="false">
        <style:tab-stops/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25" style:family="paragraph" style:parent-style-name="Standard" style:list-style-name="L11">
      <style:paragraph-properties fo:text-align="start" style:justify-single-word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7">
      <style:paragraph-properties fo:margin-left="0.9846in" fo:margin-right="0in" fo:text-align="start" style:justify-single-word="false" fo:text-indent="-0.25in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8" style:family="paragraph" style:parent-style-name="Standard" style:list-style-name="L9">
      <style:paragraph-properties fo:margin-left="0.9846in" fo:margin-right="0in" fo:text-align="start" style:justify-single-word="false" fo:text-indent="-0.25in" style:auto-text-indent="false">
        <style:tab-stops/>
      </style:paragraph-properties>
      <style:text-properties fo:font-size="10.5pt" style:font-size-asian="10.5pt" style:font-size-complex="10.5pt"/>
    </style:style>
    <style:style style:name="P29" style:family="paragraph" style:parent-style-name="Standard" style:list-style-name="L7">
      <style:paragraph-properties fo:margin-left="0.9846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30" style:family="paragraph" style:parent-style-name="Standard" style:list-style-name="L8">
      <style:paragraph-properties fo:margin-left="0.9846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31" style:family="paragraph" style:parent-style-name="Standard" style:list-style-name="L9">
      <style:paragraph-properties fo:margin-left="0.9846in" fo:margin-right="0in" fo:text-align="start" style:justify-single-word="false" fo:text-indent="-0.25in" style:auto-text-indent="false">
        <style:tab-stops/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32" style:family="paragraph" style:parent-style-name="Standard" style:list-style-name="L11">
      <style:paragraph-properties fo:margin-left="0.9846in" fo:margin-right="0in" fo:text-align="start" style:justify-single-word="false" fo:text-indent="-0.25in" style:auto-text-indent="false">
        <style:tab-stops/>
      </style:paragraph-properties>
    </style:style>
    <style:style style:name="P33" style:family="paragraph" style:parent-style-name="Standard" style:list-style-name="L7">
      <style:paragraph-properties fo:margin-left="1.4772in" fo:margin-right="0in" fo:text-align="start" style:justify-single-word="false" fo:text-indent="-0.25in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34" style:family="paragraph" style:parent-style-name="Standard" style:list-style-name="L7">
      <style:paragraph-properties fo:margin-left="1.4772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fo:font-weight="normal" style:font-name-asian="Menlo-Regular" style:font-size-asian="10.5pt" style:font-weight-asian="normal" style:font-name-complex="Menlo-Regular" style:font-size-complex="10.5pt" style:font-weight-complex="normal"/>
    </style:style>
    <style:style style:name="P35" style:family="paragraph" style:parent-style-name="Standard" style:list-style-name="L7">
      <style:paragraph-properties fo:margin-left="1.4772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36" style:family="paragraph" style:parent-style-name="Standard" style:list-style-name="L8">
      <style:paragraph-properties fo:margin-left="1.4772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37" style:family="paragraph" style:parent-style-name="Standard" style:list-style-name="L7">
      <style:paragraph-properties fo:margin-left="0.4925in" fo:margin-right="0in" fo:text-align="start" style:justify-single-word="false" fo:text-indent="-0.25in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38" style:family="paragraph" style:parent-style-name="Standard" style:list-style-name="L7">
      <style:paragraph-properties fo:margin-left="0.4925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39" style:family="paragraph" style:parent-style-name="Standard" style:list-style-name="L8">
      <style:paragraph-properties fo:margin-left="0.4925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40" style:family="paragraph" style:parent-style-name="Standard" style:list-style-name="L8">
      <style:paragraph-properties fo:margin-left="1.9693in" fo:margin-right="0in" fo:text-align="start" style:justify-single-word="false" fo:text-indent="-0.25in" style:auto-text-indent="false">
        <style:tab-stops/>
      </style:paragraph-properties>
      <style:text-properties fo:color="#000000" style:font-name="Times New Roman" fo:font-size="10.5pt" style:font-name-asian="Menlo-Regular" style:font-size-asian="10.5pt" style:font-name-complex="Menlo-Regular" style:font-size-complex="10.5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style:font-name="Times New Roman" fo:font-size="9pt" fo:font-style="normal" style:font-name-asian="AndaleMono" style:font-size-asian="9pt" style:font-style-asian="normal" style:font-name-complex="AndaleMono" style:font-size-complex="9pt" style:font-style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style:font-name="Times New Roman" fo:font-size="10.5pt" fo:font-style="normal" style:font-name-asian="AndaleMono" style:font-size-asian="10.5pt" style:font-style-asian="normal" style:font-name-complex="AndaleMono" style:font-size-complex="10.5pt" style:font-style-complex="normal"/>
    </style:style>
    <style:style style:name="T1" style:family="text">
      <style:text-properties fo:font-size="10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color="#000000" style:font-name="Times New Roman" fo:font-style="normal" style:font-name-asian="AndaleMono" style:font-style-asian="normal" style:font-name-complex="AndaleMono" style:font-style-complex="normal"/>
    </style:style>
    <style:style style:name="T11" style:family="text">
      <style:text-properties fo:color="#000000" style:font-name="Times New Roman" fo:font-size="10.5pt" fo:font-style="normal" style:font-name-asian="AndaleMono" style:font-size-asian="10.5pt" style:font-style-asian="normal" style:font-name-complex="AndaleMono" style:font-size-complex="10.5pt" style:font-style-complex="normal"/>
    </style:style>
    <style:style style:name="T12" style:family="text">
      <style:text-properties style:font-size-asian="10.5pt"/>
    </style:style>
    <style:style style:name="T13" style:family="text">
      <style:text-properties style:font-size-complex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909in" fo:text-indent="-0.25in" fo:margin-left="0.490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409in" fo:text-indent="-0.25in" fo:margin-left="0.7409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 DISSCO</text:p>
      <text:p text:style-name="P2"/>
      <text:p text:style-name="P5">Muparser: </text:p>
      <text:list xml:id="list923615803" text:style-name="L1">
        <text:list-item>
          <text:p text:style-name="P14">arithmetic operations</text:p>
        </text:list-item>
        <text:list-item>
          <text:p text:style-name="P14">functions (sin, tan, log, etc.)</text:p>
        </text:list-item>
        <text:list-item>
          <text:p text:style-name="P14">boolean</text:p>
        </text:list-item>
        <text:list-item>
          <text:p text:style-name="P14">ternary operations (if then else)</text:p>
        </text:list-item>
        <text:list-item>
          <text:p text:style-name="P14">etc.<text:tab/><text:tab/><text:tab/><text:tab/><text:tab/>WONDERFUL !</text:p>
        </text:list-item>
      </text:list>
      <text:p text:style-name="P9"/>
      <text:p text:style-name="P8"><text:a xlink:type="simple" xlink:href="http://muparser.beltoforion.de/index.html"><text:span text:style-name="T2">http://muparser.beltoforion.de/index.html</text:span></text:a></text:p>
      <text:p text:style-name="P10"/>
      <text:p text:style-name="P11">Pattern:</text:p>
      <text:list xml:id="list1185833882" text:style-name="L2">
        <text:list-item>
          <text:p text:style-name="P15">MakePattern: </text:p>
          <text:list>
            <text:list-item>
              <text:p text:style-name="P15">The origin/offset is specified in the call. </text:p>
            </text:list-item>
            <text:list-item>
              <text:p text:style-name="P15">The list contains the intervals between members of the pattern</text:p>
            </text:list-item>
            <text:list-item>
              <text:p text:style-name="P15">It won't repeat automatically – to repeat, new members of the list need to be added</text:p>
            </text:list-item>
          </text:list>
        </text:list-item>
        <text:list-item>
          <text:p text:style-name="P15">Equivalence</text:p>
          <text:list>
            <text:list-item>
              <text:p text:style-name="P15">Create a pattern of intervals or use a file</text:p>
            </text:list-item>
            <text:list-item>
              <text:p text:style-name="P15">Lower and higher limits</text:p>
            </text:list-item>
            <text:list-item>
              <text:p text:style-name="P15">Equivalence modulo determines available elements on a list</text:p>
            </text:list-item>
            <text:list-item>
              <text:p text:style-name="P15">An element is chosen; next equivalence list starts with last element + next pattern element</text:p>
            </text:list-item>
            <text:list-item>
              <text:p text:style-name="P15">For each list probabilities are assigned according to the proximity to the last element</text:p>
            </text:list-item>
          </text:list>
        </text:list-item>
        <text:list-item>
          <text:p text:style-name="P15">Symmetries<text:tab/><text:tab/>na<text:tab/>(but entry in CMOD)<text:tab/>- all below have entries in LASSIE</text:p>
        </text:list-item>
        <text:list-item>
          <text:p text:style-name="P15">Distort<text:tab/><text:tab/><text:tab/>na<text:tab/>(but entry in CMOD)</text:p>
        </text:list-item>
        <text:list-item>
          <text:p text:style-name="P15">Other<text:tab/><text:tab/><text:tab/>na</text:p>
        </text:list-item>
        <text:list-item>
          <text:p text:style-name="P15">Type Clusters<text:tab/><text:tab/>na</text:p>
        </text:list-item>
        <text:list-item>
          <text:p text:style-name="P15">Time Depend<text:tab/><text:tab/>na</text:p>
        </text:list-item>
        <text:list-item>
          <text:p text:style-name="P15">Probability<text:tab/><text:tab/>na</text:p>
        </text:list-item>
        <text:list-item>
          <text:p text:style-name="P15">Adjust<text:tab/><text:tab/><text:tab/>na<text:tab/>(but entry in CMOD)</text:p>
        </text:list-item>
      </text:list>
      <text:p text:style-name="P7"/>
      <text:p text:style-name="P6">ValuePick:</text:p>
      <text:list xml:id="list1648643991" text:style-name="L3">
        <text:list-item>
          <text:p text:style-name="P21"><text:span text:style-name="T4">Envelope values for Low and High</text:span> are %s of the Absolute Value</text:p>
        </text:list-item>
        <text:list-item>
          <text:p text:style-name="P21">Sieve elements </text:p>
          <text:list>
            <text:list-item>
              <text:p text:style-name="P21">Meaningful and Fake do not take an Offset</text:p>
            </text:list-item>
            <text:list-item>
              <text:p text:style-name="P21">Fake does not take values either</text:p>
            </text:list-item>
          </text:list>
        </text:list-item>
      </text:list>
      <text:p text:style-name="P3"/>
      <text:p text:style-name="P6">Discrete:</text:p>
      <text:list xml:id="list1912376520" text:style-name="L4">
        <text:list-item>
          <text:p text:style-name="P16">When specifying children attributes in layer(s) make sure you click outside the line, in the window, after each entry to <text:s/>secure data.</text:p>
        </text:list-item>
      </text:list>
      <text:p text:style-name="P3"/>
      <text:p text:style-name="P6">Sweep:</text:p>
      <text:list xml:id="list2058744015" text:style-name="L5">
        <text:list-item>
          <text:p text:style-name="P22"><text:span text:style-name="T3">use</text:span> <text:span text:style-name="T5">always</text:span><text:span text:style-name="T2"> PREVIOUS_CHILD_DURATION for Child Start Time</text:span></text:p>
        </text:list-item>
        <text:list-item>
          <text:p text:style-name="P17">for continuous sequence (no rests between sounds), just <text:s/>PREVIOUS_CHILD_DURATION</text:p>
        </text:list-item>
        <text:list-item>
          <text:p text:style-name="P17">for various intervals between sounds, a list and <text:s/>PREVIOUS_CHILD_DURATION</text:p>
        </text:list-item>
      </text:list>
      <text:p text:style-name="P4"/>
      <text:p text:style-name="P6">ChooseL:</text:p>
      <text:list xml:id="list1040973018" text:style-name="L6">
        <text:list-item>
          <text:p text:style-name="P18">used in connection with a sieve</text:p>
        </text:list-item>
      </text:list>
      <text:p text:style-name="P4"/>
      <text:p text:style-name="P6">Filter:</text:p>
      <text:list xml:id="list71074794" text:style-name="L7">
        <text:list-item>
          <text:p text:style-name="P19">LPF (Low Pass)</text:p>
        </text:list-item>
        <text:list-item>
          <text:p text:style-name="P27">narrow banwidth and low (ctuoff ?) frequency reduce amplitude to almost 0</text:p>
        </text:list-item>
        <text:list-item>
          <text:p text:style-name="P27">frequency is the point where amplitude become ½ of the original amp.</text:p>
        </text:list-item>
        <text:list-item>
          <text:p text:style-name="P27"><text:soft-page-break/>band(width) is the region between 0 (or lowest frequency of the sound ?)</text:p>
        </text:list-item>
        <text:list-item>
          <text:p text:style-name="P27">ex1: </text:p>
        </text:list-item>
        <text:list-item>
          <text:p text:style-name="P33">base frequency = <text:span text:style-name="T7">50</text:span> Hz<text:tab/><text:tab/>32 partials, all max amp.</text:p>
        </text:list-item>
        <text:list-item>
          <text:p text:style-name="P33">frequency = 1000 Hz</text:p>
        </text:list-item>
        <text:list-item>
          <text:p text:style-name="P33">bandwidth = 0.5 or 1 octave<text:tab/><text:tab/>allows fairly strong signal, low freq.</text:p>
        </text:list-item>
        <text:list-item>
          <text:p text:style-name="P27">Ex2:</text:p>
        </text:list-item>
        <text:list-item>
          <text:p text:style-name="P33">base frequency = 50 Hz</text:p>
        </text:list-item>
        <text:list-item>
          <text:p text:style-name="P33">frequency = 500 Hz</text:p>
        </text:list-item>
        <text:list-item>
          <text:p text:style-name="P33">bandwidth = 3-4 octaves<text:tab/><text:tab/><text:tab/>weak but audible signal</text:p>
        </text:list-item>
        <text:list-item>
          <text:p text:style-name="P27">seems bandwidth does not have (any) influence <text:s/></text:p>
        </text:list-item>
        <text:list-item>
          <text:p text:style-name="P37">HPF (High Pass)</text:p>
        </text:list-item>
        <text:list-item>
          <text:p text:style-name="P27">same as for LPF but reversing registers</text:p>
        </text:list-item>
        <text:list-item>
          <text:p text:style-name="P27">is “Frequency” the cutoff or the limit of the curve ?</text:p>
        </text:list-item>
        <text:list-item>
          <text:p text:style-name="P27">Ex1:</text:p>
        </text:list-item>
        <text:list-item>
          <text:p text:style-name="P34">baseFreq = 500 Hz</text:p>
        </text:list-item>
        <text:list-item>
          <text:p text:style-name="P35">frequency = 1500 Hz<text:tab/><text:tab/>strong, very high<text:tab/></text:p>
        </text:list-item>
        <text:list-item>
          <text:p text:style-name="P35">bandwidth = 0.5 octaves </text:p>
        </text:list-item>
        <text:list-item>
          <text:p text:style-name="P29">Ex2:</text:p>
        </text:list-item>
        <text:list-item>
          <text:p text:style-name="P35">baseFreq = 500 Hz</text:p>
        </text:list-item>
        <text:list-item>
          <text:p text:style-name="P35">frequency = 1500 Hz<text:tab/><text:tab/>strong, extremely high</text:p>
        </text:list-item>
        <text:list-item>
          <text:p text:style-name="P35">bandwidth = 3.5 octaves</text:p>
        </text:list-item>
        <text:list-item>
          <text:p text:style-name="P38">BPF (Band Pass)</text:p>
        </text:list-item>
        <text:list-item>
          <text:p text:style-name="P29">passes a bandwidth around a given frequency</text:p>
        </text:list-item>
        <text:list-item>
          <text:p text:style-name="P29">Ex1:</text:p>
        </text:list-item>
        <text:list-item>
          <text:p text:style-name="P35">baseFreq = 300 Hz</text:p>
        </text:list-item>
        <text:list-item>
          <text:p text:style-name="P35">frequency = 1000 Hz<text:tab/><text:tab/>strong, effective</text:p>
        </text:list-item>
        <text:list-item>
          <text:p text:style-name="P35">bandwidth = 0.5 octaves</text:p>
        </text:list-item>
        <text:list-item>
          <text:p text:style-name="P29">Ex2:</text:p>
        </text:list-item>
        <text:list-item>
          <text:p text:style-name="P35">baseFreq = 300 Hz</text:p>
        </text:list-item>
        <text:list-item>
          <text:p text:style-name="P35">frequency = 1000 Hz<text:tab/><text:tab/>strong, more focused, higher buzz</text:p>
        </text:list-item>
        <text:list-item>
          <text:p text:style-name="P35">bandwidth = 0.25 octaves</text:p>
        </text:list-item>
        <text:list-item>
          <text:p text:style-name="P38">NF (Notch)</text:p>
        </text:list-item>
        <text:list-item>
          <text:p text:style-name="P29">rejects a (narrow) bandwidth</text:p>
        </text:list-item>
        <text:list-item>
          <text:p text:style-name="P29">Ex1:</text:p>
        </text:list-item>
        <text:list-item>
          <text:p text:style-name="P35">baseFrequency = 500 Hz</text:p>
        </text:list-item>
        <text:list-item>
          <text:p text:style-name="P35">frequency = 660 Hz</text:p>
        </text:list-item>
        <text:list-item>
          <text:p text:style-name="P35">bandwidth = 0.5 octaves <text:s text:c="8"/>very strong, 4 big throughs between 1615 and 6800</text:p>
        </text:list-item>
      </text:list>
      <text:p text:style-name="P12"><text:tab/><text:tab/><text:tab/><text:tab/><text:tab/><text:tab/>lot of energy above 7000</text:p>
      <text:list xml:id="list1732400961" text:continue-numbering="true" text:style-name="L7">
        <text:list-item>
          <text:p text:style-name="P29">Ex2:</text:p>
        </text:list-item>
        <text:list-item>
          <text:p text:style-name="P35">baseFrequency = 300 Hz</text:p>
        </text:list-item>
        <text:list-item>
          <text:p text:style-name="P35">frequency = 660 Hz</text:p>
        </text:list-item>
        <text:list-item>
          <text:p text:style-name="P35">bandwidth = 0.01 octaves <text:s text:c="8"/>strong, complete cutoff between ~500-700+</text:p>
        </text:list-item>
      </text:list>
      <text:p text:style-name="P13"><text:tab/><text:tab/><text:tab/><text:tab/><text:tab/>peak energy at ~7800</text:p>
      <text:list xml:id="list539988403" text:style-name="L8">
        <text:list-item>
          <text:p text:style-name="P40">has many throughs – could it be used for resonance mask (instrument) ?</text:p>
        </text:list-item>
        <text:list-item>
          <text:p text:style-name="P39">PEQ (Peak Band EQ)</text:p>
        </text:list-item>
        <text:list-item>
          <text:p text:style-name="P30">rejects specified frequency</text:p>
        </text:list-item>
        <text:list-item>
          <text:p text:style-name="P30">increasing the gain makes sharper the difference between pole and zeroes</text:p>
        </text:list-item>
        <text:list-item>
          <text:p text:style-name="P30">Ex1:</text:p>
        </text:list-item>
        <text:list-item>
          <text:p text:style-name="P36">baseFrequency = 150 Hz</text:p>
        </text:list-item>
        <text:list-item>
          <text:p text:style-name="P36">frequency = 440 Hz<text:tab/><text:tab/>poles at ~660, 853, etc.</text:p>
        </text:list-item>
        <text:list-item>
          <text:p text:style-name="P36">bandwidth = 0.1 octaves<text:tab/><text:tab/>strong metallic residue</text:p>
        </text:list-item>
        <text:list-item>
          <text:p text:style-name="P36">dbGain = 10 dB</text:p>
        </text:list-item>
        <text:list-item>
          <text:p text:style-name="P30"><text:soft-page-break/>Ex2:</text:p>
        </text:list-item>
        <text:list-item>
          <text:p text:style-name="P36">baseFrequency = 150 Hz</text:p>
        </text:list-item>
        <text:list-item>
          <text:p text:style-name="P36">frequency = 200 Hz<text:tab/><text:tab/>cutoff starts at 200; low ~240</text:p>
        </text:list-item>
        <text:list-item>
          <text:p text:style-name="P36">bandwidth = 0.01 octaves<text:tab/>poles: ~500, 830, 1250, 1716, etc</text:p>
        </text:list-item>
        <text:list-item>
          <text:p text:style-name="P36">dbGain = 10 dB</text:p>
        </text:list-item>
      </text:list>
      <text:list xml:id="list325345678" text:continue-list="list1732400961" text:style-name="L7">
        <text:list-item>
          <text:p text:style-name="P37">LSF (Low Shelf)</text:p>
        </text:list-item>
        <text:list-item>
          <text:p text:style-name="P27">Bandwidth size seems to contribute little or nothing</text:p>
        </text:list-item>
        <text:list-item>
          <text:p text:style-name="P27">Ex1:</text:p>
        </text:list-item>
        <text:list-item>
          <text:p text:style-name="P33">Spectrum base frequency = 50Hz</text:p>
        </text:list-item>
        <text:list-item>
          <text:p text:style-name="P33">Frequency = 600 Hz</text:p>
        </text:list-item>
        <text:list-item>
          <text:p text:style-name="P33">BandWidth = 0.1</text:p>
        </text:list-item>
        <text:list-item>
          <text:p text:style-name="P33">Gain = 26 dB</text:p>
        </text:list-item>
        <text:list-item>
          <text:p text:style-name="P37">HSF (High Shelf)</text:p>
        </text:list-item>
        <text:list-item>
          <text:p text:style-name="P27">not clear what effect has the BandWidth</text:p>
        </text:list-item>
        <text:list-item>
          <text:p text:style-name="P27">Ex1:</text:p>
        </text:list-item>
        <text:list-item>
          <text:p text:style-name="P33">base Frequency = 150 Hz</text:p>
        </text:list-item>
        <text:list-item>
          <text:p text:style-name="P33">frequency = 300 Hz</text:p>
        </text:list-item>
        <text:list-item>
          <text:p text:style-name="P33">BandWidth = 5 octaves<text:tab/><text:tab/>could still hear 150 Hz</text:p>
        </text:list-item>
        <text:list-item>
          <text:p text:style-name="P33">dbGain = 6 dB</text:p>
        </text:list-item>
      </text:list>
      <text:p text:style-name="P3"/>
      <text:p text:style-name="P6">Stochos:</text:p>
      <text:list xml:id="list306030376" text:style-name="L9">
        <text:list-item>
          <text:p text:style-name="P24">Range Distribution:</text:p>
        </text:list-item>
        <text:list-item>
          <text:p text:style-name="P31">use an envelope x=0, y=0 → x=1, y=1 for flat distribution between min and MAX</text:p>
        </text:list-item>
        <text:list-item>
          <text:p text:style-name="P28"><text:span text:style-name="T8">in LASSIE </text:span><text:span text:style-name="T6">Offset</text:span><text:span text:style-name="T8"> should take CURRENT_CHILD_NUM but it only takes an int.</text:span></text:p>
        </text:list-item>
        <text:list-item>
          <text:p text:style-name="P28"><text:span text:style-name="T8">for </text:span><text:span text:style-name="T6">Offset</text:span><text:span text:style-name="T8"> type </text:span><text:span text:style-name="T9">carefully</text:span><text:span text:style-name="T8">: </text:span></text:p>
        </text:list-item>
      </text:list>
      <text:p text:style-name="P41">&lt;Fun&gt;&lt;Name&gt;Select&lt;/Name&gt;&lt;List&gt;0,1,2&lt;/List&gt;&lt;Index&gt;&lt;Fun&gt;&lt;Name&gt;CURRENT_CHILD_NUM&lt;/Name&gt;&lt;/Fun&gt;&lt;/Index&gt;&lt;/Fun&gt;</text:p>
      <text:p text:style-name="P42"><text:tab/><text:tab/>(eg. if three children are created; change List elements as necessary)</text:p>
      <text:list xml:id="list981838229" text:style-name="L11">
        <text:list-item>
          <text:p text:style-name="P25"><text:span text:style-name="T10">Functions:</text:span></text:p>
        </text:list-item>
        <text:list-item>
          <text:p text:style-name="P32"><text:span text:style-name="T11">use this when there is no direct access to an envelope</text:span></text:p>
        </text:list-item>
      </text:list>
      <text:p text:style-name="P3"/>
      <text:p text:style-name="P6">Reverb:</text:p>
      <text:list xml:id="list964426291" text:style-name="L10">
        <text:list-item>
          <text:p text:style-name="P23"><text:span text:style-name="T3">Advanced Reverb does not work - code for new version needs to be writt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ndaleMono" svg:font-family="AndaleMono"/>
    <style:font-face style:name="Menlo-Regular" svg:font-family="Menlo-Regula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 Tipei</meta:initial-creator>
    <meta:creation-date>2015-07-25T21:55:35</meta:creation-date>
    <dc:date>2015-10-11T14:25:50</dc:date>
    <dc:creator>Sever Tipei</dc:creator>
    <meta:editing-duration>PT14H55M57S</meta:editing-duration>
    <meta:editing-cycles>25</meta:editing-cycles>
    <meta:generator>OpenOffice.org/3.2$Unix OpenOffice.org_project/320m12$Build-9483</meta:generator>
    <meta:document-statistic meta:table-count="0" meta:image-count="0" meta:object-count="0" meta:page-count="3" meta:paragraph-count="125" meta:word-count="800" meta:character-count="4215"/>
  </office:meta>
</office:document-meta>
</file>